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o find the age:-</text:span></text:p>
      <text:p text:style-name="P1"><text:span text:style-name="T1">DateTimeDiff(DateTimeToday(),[DOB],"Years")</text:span></text:p>
      <text:p text:style-name="P1"><text:span text:style-name="T1">To find the age category:-</text:span></text:p>
      <text:p text:style-name="P1"><text:span text:style-name="T1">if [Age]&gt;0 &amp;&amp; [Age]&lt;=10 THEN "Child" elseif [Age]&gt;10 &amp;&amp; [Age]&lt;20 Then "Teen" Elseif [Age]&gt;=20 &amp;&amp; [Age]&lt;60 Then "Adult" Else "Senior" Endif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